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ourier New2" svg:font-family="'Courier New'" style:font-family-generic="swiss" style:font-pitch="fixed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range_20_Arrow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19.435cm" fo:min-width="10.93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16.26cm" fo:min-width="9.66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6.1cm" fo:min-width="8.39cm"/>
      <style:paragraph-properties style:writing-mode="lr-tb"/>
    </style:style>
    <style:style style:name="gr5" style:family="graphic" style:parent-style-name="text-property">
      <style:graphic-properties fo:min-height="0.628cm"/>
      <style:paragraph-properties style:writing-mode="lr-tb"/>
    </style:style>
    <style:style style:name="gr6" style:family="graphic" style:parent-style-name="text-property">
      <style:graphic-properties fo:min-height="2.509cm"/>
      <style:paragraph-properties style:writing-mode="lr-tb"/>
    </style:style>
    <style:style style:name="gr7" style:family="graphic" style:parent-style-name="Orange_20_Arrow">
      <style:graphic-properties draw:textarea-horizontal-align="center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635cm" svg:height="0.635cm" svg:x="18.78cm" svg:y="21.955cm">
          <text:p text:style-name="P1"/>
          <text:p text:style-name="P1"/>
          <text:p text:style-name="P1">Stor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1.43cm" svg:height="19.685cm" svg:x="1.635cm" svg:y="1.635cm"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6cm" svg:height="16.51cm" svg:x="2.27cm" svg:y="4.175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89cm" svg:height="6.35cm" svg:x="2.905cm" svg:y="13.7cm">
          <text:p text:style-name="P1">Cue</text:p>
          <draw:enhanced-geometry svg:viewBox="0 0 21600 21600" draw:type="rectangle" draw:enhanced-path="M 0 0 L 21600 0 21600 21600 0 21600 0 0 Z N"/>
        </draw:custom-shape>
        <draw:frame draw:style-name="gr5" xml:id="id4" draw:id="id4" draw:layer="layout" svg:width="10.16cm" svg:height="0.878cm" svg:x="2.27cm" svg:y="2.662cm">
          <draw:text-box>
            <text:p>Title</text:p>
          </draw:text-box>
        </draw:frame>
        <draw:frame draw:style-name="gr6" xml:id="id3" draw:id="id3" draw:layer="layout" svg:width="8.89cm" svg:height="4.64cm" svg:x="2.905cm" svg:y="5.202cm">
          <draw:text-box>
            <text:p>Title</text:p>
            <text:p>Artist</text:p>
            <text:p>Album</text:p>
            <text:p>URL</text:p>
            <text:p>PlaybackPosition</text:p>
            <text:p>Playback Mode</text:p>
            <text:p>Volume</text:p>
          </draw:text-box>
        </draw:frame>
        <draw:frame draw:style-name="gr6" xml:id="id1" draw:id="id1" draw:layer="layout" svg:width="7.62cm" svg:height="2.759cm" svg:x="3.54cm" svg:y="16.24cm">
          <draw:text-box>
            <text:p>Name</text:p>
            <text:p>Position</text:p>
            <text:p>Shortcut</text:p>
          </draw:text-box>
        </draw:frame>
        <draw:connector draw:style-name="gr7" draw:text-style-name="P2" draw:layer="layout" draw:type="curve" svg:x1="11.16cm" svg:y1="17.619cm" svg:x2="19.098cm" svg:y2="21.955cm" draw:start-shape="id1" draw:start-glue-point="1" draw:end-shape="id2" draw:end-glue-point="4" svg:d="M11160 17619c5292 0 7938 1445 7938 4336" svg:viewBox="0 0 7939 4337">
          <text:p text:style-name="P1">Update <text:s text:c="24"/></text:p>
        </draw:connector>
        <draw:connector draw:style-name="gr7" draw:text-style-name="P2" draw:layer="layout" draw:type="curve" svg:x1="11.795cm" svg:y1="7.522cm" svg:x2="19.098cm" svg:y2="21.955cm" draw:start-shape="id3" draw:start-glue-point="1" draw:end-shape="id2" draw:end-glue-point="4" svg:d="M11795 7522c4869 0 7303 4811 7303 14433" svg:viewBox="0 0 7304 14434">
          <text:p text:style-name="P1">Update <text:s text:c="2"/><text:s text:c="8"/><text:s text:c="8"/><text:s text:c="6"/></text:p>
        </draw:connector>
        <draw:connector draw:style-name="gr7" draw:text-style-name="P2" draw:layer="layout" draw:type="curve" svg:x1="12.43cm" svg:y1="3.101cm" svg:x2="19.098cm" svg:y2="21.955cm" draw:start-shape="id4" draw:start-glue-point="1" draw:end-shape="id2" draw:end-glue-point="4" svg:d="M12430 3101c4446 0 6668 6284 6668 18854" svg:viewBox="0 0 6669 18855">
          <text:p text:style-name="P1">Update <text:s text:c="24"/></text:p>
        </draw:connector>
        <draw:frame draw:style-name="gr6" xml:id="id5" draw:id="id5" draw:layer="layout" svg:width="7.62cm" svg:height="2.759cm" svg:x="3.54cm" svg:y="21.955cm">
          <draw:text-box>
            <text:p>Selected Cue</text:p>
          </draw:text-box>
        </draw:frame>
        <draw:connector draw:style-name="gr7" draw:text-style-name="P2" draw:layer="layout" draw:type="curve" svg:x1="11.16cm" svg:y1="23.334cm" svg:x2="18.78cm" svg:y2="22.273cm" draw:start-shape="id5" draw:start-glue-point="1" draw:end-shape="id2" draw:end-glue-point="6" svg:d="M11160 23334c5424 0 1614-1061 7620-1061" svg:viewBox="0 0 7621 1062">
          <text:p text:style-name="P1">Update <text:s text:c="24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ourier New2" svg:font-family="'Courier New'" style:font-family-generic="swiss" style:font-pitch="fixed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2" svg:font-family="'DejaVu Sans'" style:font-adornments="Book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 draw:fill-gradient-name="Gradient_20_11" draw:fill-hatch-name="Hatching_20_1" draw:fill-image-name="Bitmape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mponent" style:family="graphic" style:parent-style-name="standard">
      <style:graphic-properties draw:stroke="dash" draw:stroke-dash="Ultrafine_20_Dashed" svg:stroke-width="0.152cm" svg:stroke-color="#000000" draw:marker-start-width="0.635cm" draw:marker-end="Arrow" draw:marker-end-width="0.432cm" draw:fill="solid" draw:fill-color="#dddddd" draw:fill-gradient-name="Gradient_20_11" draw:fill-hatch-name="Hatching_20_1" draw:fill-image-name="Bitmape_20_1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-width="0.508cm" draw:marker-end="Small_20_Arrow" draw:marker-end-width="0.305cm" draw:fill="solid" draw:fill-color="#ffffff" draw:gradient-step-count="64"/>
      <style:text-properties fo:color="#505050" style:font-name="DejaVu Sans2" fo:font-family="'DejaVu Sans'" style:font-style-name="Book" style:font-family-generic="swiss" style:font-pitch="variable" fo:font-weight="normal"/>
    </style:style>
    <style:style style:name="Orange_20_Arrow" style:display-name="Orange Arrow" style:family="graphic" style:parent-style-name="objectwithoutfill">
      <style:graphic-properties draw:marker-end="Small_20_Arrow" draw:fill-gradient-name="Gradient_20_10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2-12T01:25:25.28</meta:creation-date>
    <dc:date>2022-07-05T23:02:59.339772860</dc:date>
    <meta:editing-duration>PT4H54M7S</meta:editing-duration>
    <meta:editing-cycles>27</meta:editing-cycles>
    <meta:generator>LibreOffice/6.4.7.2$Linux_X86_64 LibreOffice_project/40$Build-2</meta:generator>
    <meta:document-statistic meta:object-count="12"/>
  </office:meta>
</office:document-meta>
</file>